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Fonts/Font_Tahoma_1.ttf" manifest:media-type="application/x-font-ttf"/>
  <manifest:file-entry manifest:full-path="Fonts/Font_Museo_Sans_Cyrl_500_1.ttf" manifest:media-type="application/x-font-ttf"/>
  <manifest:file-entry manifest:full-path="Fonts/Font_PT_Astra_Serif_2.ttf" manifest:media-type="application/x-font-ttf"/>
  <manifest:file-entry manifest:full-path="Fonts/Font_Museo_Sans_Cyrl_500_2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Fonts/Font_PT_Astra_Serif_3.ttf" manifest:media-type="application/x-font-ttf"/>
  <manifest:file-entry manifest:full-path="Fonts/Font_PT_Astra_Sans_2.ttf" manifest:media-type="application/x-font-ttf"/>
  <manifest:file-entry manifest:full-path="Fonts/Font_Lohit_Devanagari_2.ttf" manifest:media-type="application/x-font-ttf"/>
  <manifest:file-entry manifest:full-path="Fonts/Font_PT_Astra_Serif_4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Fonts/Font_Tahoma_2.ttf" manifest:media-type="application/x-font-ttf"/>
  <manifest:file-entry manifest:full-path="Fonts/Font_PT_Astra_Serif_1.ttf" manifest:media-type="application/x-font-ttf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system" style:font-pitch="variable"/>
    <style:font-face style:name="Cambria" svg:font-family="Cambria" style:font-family-generic="roman"/>
    <style:font-face style:name="Courier New" svg:font-family="'Courier New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Museo Sans Cyrl 500" svg:font-family="'Museo Sans Cyrl 500'" style:font-family-generic="swiss" style:font-pitch="variable">
      <svg:font-face-src>
        <svg:font-face-uri xlink:href="Fonts/Font_Museo_Sans_Cyrl_500_1.ttf" xlink:type="simple" loext:font-style="normal" loext:font-weight="normal">
          <svg:font-face-format svg:string="truetype"/>
        </svg:font-face-uri>
        <svg:font-face-uri xlink:href="Fonts/Font_Museo_Sans_Cyrl_500_2.ttf" xlink:type="simple" loext:font-style="italic" loext:font-weight="normal">
          <svg:font-face-format svg:string="truetype"/>
        </svg:font-face-uri>
      </svg:font-face-src>
    </style:font-face>
    <style:font-face style:name="Noto Sans" svg:font-family="'Noto Sans'" style:font-family-generic="roman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family-generic="roman"/>
    <style:font-face style:name="Source Code Pro Semibold2" svg:font-family="'Source Code Pro Semibold'" style:font-adornments="Полужирный" style:font-pitch="fixed"/>
    <style:font-face style:name="Tahoma" svg:font-family="Tahoma" style:font-family-generic="roman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6cm" style:rel-column-width="58251*"/>
    </style:style>
    <style:style style:name="Таблица1.B" style:family="table-column">
      <style:table-column-properties style:column-width="2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ad9ac" officeooo:paragraph-rsid="005ad9ac" style:font-name-asian="Tahoma1" style:font-size-asian="18.2000007629395pt" style:font-weight-asian="bold" style:font-name-complex="Lohit Devanagari1" style:font-size-complex="18.2000007629395pt" style:font-weight-complex="bold"/>
    </style:style>
    <style:style style:name="P1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18" style:family="paragraph" style:parent-style-name="Heading_20_2">
      <style:text-properties officeooo:rsid="005ad9ac" officeooo:paragraph-rsid="005ad9ac"/>
    </style:style>
    <style:style style:name="P19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italic" fo:font-weight="bold" style:font-name-asian="Tahoma1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20" style:family="paragraph" style:parent-style-name="Standard" style:list-style-name="L5">
      <style:paragraph-properties fo:text-align="center" style:justify-single-word="false"/>
      <style:text-properties officeooo:paragraph-rsid="005ad9ac"/>
    </style:style>
    <style:style style:name="P21" style:family="paragraph" style:parent-style-name="Standard" style:list-style-name="L5">
      <style:text-properties officeooo:paragraph-rsid="005ad9ac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 style:list-style-name="L5"/>
    <style:style style:name="P26" style:family="paragraph" style:parent-style-name="Text_20_body">
      <style:text-properties officeooo:paragraph-rsid="005ad9ac"/>
    </style:style>
    <style:style style:name="P27" style:family="paragraph" style:parent-style-name="Text_20_body">
      <style:text-properties fo:font-style="italic" officeooo:rsid="005bc3fe" officeooo:paragraph-rsid="005bc3fe" fo:background-color="#ffff00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ad9ac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fo:font-weight="normal" officeooo:rsid="0048c51d" style:font-weight-asian="normal" style:font-weight-complex="normal"/>
    </style:style>
    <style:style style:name="T10" style:family="text">
      <style:text-properties fo:font-weight="normal" officeooo:rsid="005ad9ac" style:font-weight-asian="normal" style:font-weight-complex="normal"/>
    </style:style>
    <style:style style:name="T11" style:family="text">
      <style:text-properties style:font-name="PT Astra Serif2" fo:font-size="18.3999996185303pt" fo:font-style="normal" fo:font-weight="bold" style:font-name-asian="Tahoma1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4a53ab" style:font-name-asian="Tahoma1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officeooo:rsid="005ad9ac"/>
    </style:style>
    <style:style style:name="T15" style:family="text">
      <style:text-properties style:text-position="super 58%" style:font-name="Source Code Pro Semibold" fo:font-style="normal" officeooo:rsid="005ad9ac" style:font-style-asian="normal" style:font-style-complex="normal"/>
    </style:style>
    <style:style style:name="T16" style:family="text">
      <style:text-properties style:font-name="Source Code Pro Semibold" fo:font-style="normal" style:font-style-asian="normal" style:font-style-complex="normal"/>
    </style:style>
    <style:style style:name="T17" style:family="text">
      <style:text-properties style:font-name="Source Code Pro Semibold" fo:font-style="normal" officeooo:rsid="005ad9ac" style:font-style-asian="normal" style:font-style-complex="normal"/>
    </style:style>
    <style:style style:name="T18" style:family="text">
      <style:text-properties style:font-name="Museo Sans Cyrl 500" fo:font-style="normal" officeooo:rsid="005ad9ac" style:font-style-asian="normal" style:font-style-complex="normal"/>
    </style:style>
    <style:style style:name="T19" style:family="text">
      <style:text-properties style:text-position="0% 100%" style:font-name="PT Astra Serif1" fo:font-style="normal" officeooo:rsid="005ad9ac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5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12">ЛАБОРАТОРНАЯ РАБОТА №<text:span text:style-name="T14">4</text:span></text:p>
      <text:p text:style-name="Заголовок_20_2_20_титул">по теме:</text:p>
      <text:h text:style-name="P16" text:outline-level="1">Численное интегрирование</text:h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6">группа</text:span> </text:p>
      <text:p text:style-name="P9">ФИО</text:p>
      <text:p text:style-name="P8"/>
      <text:p text:style-name="P13"><text:span text:style-name="T6">Проверил</text:span>:</text:p>
      <text:p text:style-name="P6"><text:span text:style-name="T6">преподаватель</text:span><text:span text:style-name="T4"> </text:span><text:span text:style-name="T14">численных методов</text:span></text:p>
      <text:p text:style-name="P11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17" text:outline-level="2"><text:span text:style-name="T12">1 </text:span><text:span text:style-name="T11">Постановка задачи </text:span></text:h>
      <text:list text:style-name="L5">
        <text:list-item>
          <text:p text:style-name="P25"><text:span text:style-name="Emphasis"><text:span text:style-name="T1">В соответствии </text:span></text:span><text:span text:style-name="Emphasis"><text:span text:style-name="T3">с вариантом, выполнить численное интегрирование по квадратурной формуле Симпсона используя метод «повторного счета», с точностью </text:span></text:span><text:span text:style-name="Emphasis"><text:span text:style-name="T17">10</text:span></text:span><text:span text:style-name="Emphasis"><text:span text:style-name="T15">-6</text:span></text:span><text:span text:style-name="Emphasis"><text:span text:style-name="T19">,</text:span></text:span><text:span text:style-name="Emphasis"><text:span text:style-name="T15"> </text:span></text:span><text:span text:style-name="Emphasis"><text:span text:style-name="T19">на языке программирования C#. Нарисовать блок-схему.</text:span></text:span><text:span text:style-name="Emphasis"><text:span text:style-name="T3">;</text:span></text:span></text:p>
        </text:list-item>
        <text:list-item>
          <text:p text:style-name="P25"><text:span text:style-name="Emphasis"><text:span text:style-name="T3">Выполнить численное интегрирование в системе GNU Octave с использованием функции </text:span></text:span><text:span text:style-name="Emphasis"><text:span text:style-name="T16">quadv</text:span></text:span><text:span text:style-name="Emphasis"><text:span text:style-name="T17">()</text:span></text:span><text:span text:style-name="Emphasis"><text:span text:style-name="T18">.</text:span></text:span><text:span text:style-name="Emphasis"><text:span text:style-name="T1"> Построить график подынтегральной функции</text:span></text:span><text:span text:style-name="Emphasis"><text:span text:style-name="T3">;</text:span></text:span></text:p>
        </text:list-item>
        <text:list-item>
          <text:p text:style-name="P21"><text:span text:style-name="Emphasis"><text:span text:style-name="T3">Оценить погрешность квадратурной формулы Симпсона по формуле:</text:span></text:span></text:p>
          <text:p text:style-name="P21"><text:span text:style-name="Emphasis"><text:span text:style-name="T3"/></text:span></text:p>
          <text:p text:style-name="P20"><text:span text:style-name="Emphasis"><text:span text:style-name="T3"><draw:frame draw:style-name="fr2" draw:name="Объект1" text:anchor-type="as-char" svg:y="-0.811cm" svg:width="3.614cm" svg:height="1.254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21"><text:span text:style-name="Emphasis"><text:span text:style-name="T3">Сравнить результаты вычислений. Сделать вывод.</text:span></text:span></text:p>
        </text:list-item>
      </text:list>
      <text:h text:style-name="P19" text:outline-level="3"><text:tab/>Вариант <text:span text:style-name="T14">30</text:span> <text:span text:style-name="T9">(</text:span><text:span text:style-name="T10">образец формулы</text:span><text:span text:style-name="T9">):</text:span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2"><draw:frame draw:style-name="fr1" draw:name="Объект2" text:anchor-type="as-char" svg:y="-0.991cm" svg:width="2.82cm" svg:height="1.6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23">(<text:sequence text:ref-name="refText0" text:name="Text" text:formula="ooow:Text+1" style:num-format="1">1</text:sequence>)</text:p>
            </table:table-cell>
          </table:table-row>
        </table:table-header-rows>
      </table:table>
      <text:h text:style-name="P18" text:outline-level="2">2. Описание формулы Симпсона</text:h>
      <text:p text:style-name="P26"/>
      <text:p text:style-name="P26"/>
      <text:h text:style-name="Heading_20_2" text:outline-level="2">3. Блок-схема</text:h>
      <text:p text:style-name="P26"/>
      <text:p text:style-name="P26"/>
      <text:h text:style-name="Heading_20_2" text:outline-level="2"><text:span text:style-name="T14">4</text:span>. <text:span text:style-name="T14">Программирование Формулы Симпсона на C#</text:span></text:h>
      <text:p text:style-name="Text_20_body"/>
      <text:p text:style-name="Text_20_body"/>
      <text:h text:style-name="Heading_20_2" text:outline-level="2">5. Интегрирование формулы в GNU Octave</text:h>
      <text:p text:style-name="Text_20_body"/>
      <text:p text:style-name="Text_20_body"/>
      <text:h text:style-name="Heading_20_2" text:outline-level="2"><text:soft-page-break/>6. График подынтегральной функции</text:h>
      <text:p text:style-name="Text_20_body"/>
      <text:p text:style-name="Text_20_body"/>
      <text:h text:style-name="Heading_20_2" text:outline-level="2">7. Вывод</text:h>
      <text:p text:style-name="Text_20_body"/>
      <text:p text:style-name="P27">По оформлению работы: опираемся на описание требований в шаблоне, размешенном в Обсуждения → Оформление работ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system" style:font-pitch="variable"/>
    <style:font-face style:name="Cambria" svg:font-family="Cambria" style:font-family-generic="roman"/>
    <style:font-face style:name="Courier New" svg:font-family="'Courier New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ans Cyrl 500" svg:font-family="'Museo Sans Cyrl 500'" style:font-family-generic="swiss" style:font-pitch="variable"/>
    <style:font-face style:name="Noto Sans" svg:font-family="'Noto Sans'" style:font-family-generic="roman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family-generic="roman"/>
    <style:font-face style:name="Source Code Pro Semibold2" svg:font-family="'Source Code Pro Semibold'" style:font-adornments="Полужирный" style:font-pitch="fixed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fo:font-size="48pt" style:font-size-asian="48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fo:font-size="96pt" style:font-size-asian="96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fo:font-size="48pt" style:font-size-asian="48pt"/>
    </style:style>
    <style:style style:name="Графика" style:family="paragraph">
      <style:text-properties style:font-name="Liberation Sans" fo:font-family="'Liberation Sans'" style:font-family-generic="roman" fo:font-size="18pt" style:font-name-asian="Tahoma1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" fo:font-family="'Noto Sans'" style:font-family-generic="roman" fo:font-size="18pt" style:letter-kerning="true" style:font-name-asian="Tahoma1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" fo:font-family="'Noto Sans'" style:font-family-generic="roman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" fo:font-family="'Noto Sans'" style:font-family-generic="roman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андартный_20_HTML_20_Знак" style:display-name="Стандартный HTML Знак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example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keyword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4_20_Знак" style:display-name="Заголовок 4 Знак" style:family="paragraph">
      <style:text-properties style:font-name="Calibri" fo:font-family="Calibri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Заголовок_20_3_20_Знак" style:display-name="Заголовок 3 Знак" style:family="paragraph">
      <style:text-properties style:font-name="Cambria" fo:font-family="Cambria" style:font-family-generic="roman" fo:font-size="13pt" fo:font-weight="bold" style:font-name-asian="Tahoma1" style:font-family-asian="Tahoma" style:font-family-generic-asian="system" style:font-pitch-asian="variable" style:font-size-asian="13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Колонтитул_5f_" style:display-name="Колонтитул_" style:family="paragraph">
      <style:text-properties style:text-line-through-style="none" style:text-line-through-type="none" style:font-name="Times New Roman" fo:font-family="'Times New Roman'" style:font-family-generic="roman" fo:font-size="14pt" fo:font-style="normal" style:text-underline-style="none" fo:font-weight="normal" style:font-name-asian="Tahoma1" style:font-family-asian="Tahoma" style:font-family-generic-asian="system" style:font-pitch-asian="variable" style:font-size-asian="14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4_29__20__2b__20_Не_20_полужирный" style:display-name="Основной текст (4) + Не полужирный" style:family="paragraph">
      <style:text-properties fo:color="#000000" loext:opacity="100%" style:font-name="Times New Roman" fo:font-family="'Times New Roman'" style:font-family-generic="roman" fo:font-size="14pt" fo:letter-spacing="normal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4_29__5f_" style:display-name="Основной текст (4)_" style:family="paragraph">
      <style:text-properties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2_29__20__2b__20_Полужирный" style:display-name="Основной текст (2) + Полужирный" style:family="paragraph">
      <style:text-properties fo:color="#000000" loext:opacity="100%" style:font-name="Times New Roman" fo:font-family="'Times New Roman'" style:font-family-generic="roman" fo:font-size="14pt" fo:letter-spacing="normal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paragraph">
      <style:text-properties style:font-name="Times New Roman" fo:font-family="'Times New Roman'" style:font-family-generic="roman" fo:font-size="14pt" style:font-name-asian="Tahoma1" style:font-family-asian="Tahoma" style:font-family-generic-asian="system" style:font-pitch-asian="variable" style:font-size-asian="14pt" style:font-name-complex="Calibri Light" style:font-family-complex="'Calibri Light'" style:font-family-generic-complex="system" style:font-pitch-complex="variable" style:font-size-complex="12pt"/>
    </style:style>
    <style:style style:name="Заголовок_20__2116_4_5f_" style:display-name="Заголовок №4_" style:family="paragraph">
      <style:text-properties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Текст_20_выноски_20_Знак" style:display-name="Текст выноски Знак" style:family="paragraph">
      <style:text-properties style:font-name="Tahoma" fo:font-family="Tahoma" style:font-family-generic="roman" fo:font-size="8pt" style:font-name-asian="Tahoma1" style:font-family-asian="Tahoma" style:font-family-generic-asian="system" style:font-pitch-asian="variable" style:font-size-asian="8pt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Знак" style:display-name="Основной текст Знак" style:family="paragraph">
      <style:text-properties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1_20_Знак" style:display-name="Заголовок 1 Знак" style:family="paragraph">
      <style:text-properties style:font-name="Times New Roman" fo:font-family="'Times New Roman'" style:font-family-generic="roman" fo:font-size="24pt" fo:font-weight="bold" style:letter-kerning="true" style:font-name-asian="Tahoma1" style:font-family-asian="Tahoma" style:font-family-generic-asian="system" style:font-pitch-asian="variable" style:font-size-asian="2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WW8Num37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6z2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6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36z0" style:family="paragraph">
      <style:text-properties style:font-name="Times New Roman" fo:font-family="'Times New Roman'" style:font-family-generic="roman" fo:font-size="12pt" fo:letter-spacing="-0.004cm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4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1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2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6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4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2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1z1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1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8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3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2z0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7z0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4pt" fo:letter-spacing="normal" fo:font-style="normal" style:text-underline-style="none" fo:font-weight="normal" style:font-name-asian="Tahoma1" style:font-family-asian="Tahoma" style:font-family-generic-asian="system" style:font-pitch-asian="variable" style:font-size-asian="14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WW8Num5z0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WW8Num4z1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WW8Num4z0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5pt" fo:letter-spacing="normal" fo:font-style="normal" style:text-underline-style="none" fo:font-weight="bold" style:font-name-asian="Tahoma1" style:font-family-asian="Tahoma" style:font-family-generic-asian="system" style:font-pitch-asian="variable" style:font-size-asian="15pt" style:font-style-asian="normal" style:font-weight-asian="bold" style:font-name-complex="Calibri Light" style:font-family-complex="'Calibri Light'" style:font-family-generic-complex="system" style:font-pitch-complex="variable" style:font-size-complex="12pt"/>
    </style:style>
    <style:style style:name="WW8Num3z1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2pt" fo:letter-spacing="normal" fo:font-style="normal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WW8Num3z0" style:family="paragraph">
      <style:text-properties fo:color="#000000" loext:opacity="100%" style:text-line-through-style="none" style:text-line-through-type="none" style:font-name="Times New Roman" fo:font-family="'Times New Roman'" style:font-family-generic="roman" fo:font-size="13.5pt" fo:letter-spacing="normal" fo:font-style="normal" style:text-underline-style="none" fo:font-weight="normal" style:font-name-asian="Tahoma1" style:font-family-asian="Tahoma" style:font-family-generic-asian="system" style:font-pitch-asian="variable" style:font-size-asian="13.5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Стандартный_20_HTML" style:display-name="Стандартный HTML" style:family="paragraph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4_29_" style:display-name="Основной текст (4)" style:family="paragraph">
      <style:paragraph-properties fo:margin-top="0cm" fo:margin-bottom="0cm" style:contextual-spacing="false" style:line-height-at-least="1.002cm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Заголовок_20__2116_4" style:display-name="Заголовок №4" style:family="paragraph">
      <style:paragraph-properties fo:margin-top="0cm" fo:margin-bottom="0.933cm" style:contextual-spacing="false" style:line-height-at-least="1.002cm" fo:text-align="start" style:justify-single-word="false" fo:text-indent="-2.302cm" style:auto-text-indent="false" style:writing-mode="lr-tb"/>
      <style:text-properties style:use-window-font-color="true" loext:opacity="0%" style:font-name="Times New Roman" fo:font-family="'Times New Roman'" style:font-family-generic="roman" fo:font-size="14pt" fo:font-weight="bold" style:font-name-asian="Tahoma1" style:font-family-asian="Tahoma" style:font-family-generic-asian="system" style:font-pitch-asian="variable" style:font-size-asian="14pt" style:font-weight-asian="bold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_28_2_29_" style:display-name="Основной текст (2)" style:family="paragraph">
      <style:paragraph-properties fo:margin-top="0cm" fo:margin-bottom="8.027cm" style:contextual-spacing="false" style:line-height-at-least="1.002cm" fo:text-align="start" style:justify-single-word="false" fo:text-indent="-4.355cm" style:auto-text-indent="false" style:writing-mode="lr-tb"/>
      <style:text-properties style:use-window-font-color="true" loext:opacity="0%" style:font-name="Times New Roman" fo:font-family="'Times New Roman'" style:font-family-generic="roman" fo:font-size="14pt" style:font-name-asian="Tahoma1" style:font-family-asian="Tahoma" style:font-family-generic-asian="system" style:font-pitch-asian="variable" style:font-size-asian="14pt" style:font-name-complex="Calibri Light" style:font-family-complex="'Calibri Light'" style:font-family-generic-complex="system" style:font-pitch-complex="variable" style:font-size-complex="12pt"/>
    </style:style>
    <style:style style:name="Текст_20_выноски" style:display-name="Текст выноски" style:family="paragraph">
      <style:paragraph-properties fo:margin-top="0cm" fo:margin-bottom="0cm" style:contextual-spacing="false" style:line-height-at-least="0.353cm" fo:text-align="start" style:justify-single-word="false" style:writing-mode="lr-tb"/>
      <style:text-properties style:use-window-font-color="true" loext:opacity="0%" style:font-name="Tahoma" fo:font-family="Tahoma" style:font-family-generic="roman" fo:font-size="8pt" style:font-name-asian="Tahoma1" style:font-family-asian="Tahoma" style:font-family-generic-asian="system" style:font-pitch-asian="variable" style:font-size-asian="8pt" style:font-name-complex="Calibri Light" style:font-family-complex="'Calibri Light'" style:font-family-generic-complex="system" style:font-pitch-complex="variable" style:font-size-complex="12pt"/>
    </style:style>
    <style:style style:name="Абзац_20_списка" style:display-name="Абзац списка" style:family="paragraph">
      <style:paragraph-properties fo:margin-left="2.24cm" fo:margin-top="0cm" fo:margin-bottom="0.623cm" style:contextual-spacing="false" fo:line-height="115%" fo:text-align="start" style:justify-single-word="false" style:writing-mode="lr-tb"/>
      <style:text-properties style:use-window-font-color="true" loext:opacity="0%" style:font-name="Calibri" fo:font-family="Calibri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Обычный_20__28_веб_29_" style:display-name="Обычный (веб)" style:family="paragraph">
      <style:paragraph-properties fo:margin-top="0.871cm" fo:margin-bottom="0.871cm" style:contextual-spacing="false" style:line-height-at-least="0.353cm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paragraph">
      <style:text-properties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9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38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WW8Num37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5z1" style:family="paragraph"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33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3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6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5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24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23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20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9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6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5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12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11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9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WW8Num8z1" style:family="paragraph">
      <style:text-properties style:font-name="Courier New" fo:font-family="'Courier New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WW8Num6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5z1" style:family="paragraph">
      <style:text-properties style:font-name="Courier New" fo:font-family="'Courier New'" style:font-family-generic="roman" fo:font-size="10pt" style:font-name-asian="Tahoma1" style:font-family-asian="Tahoma" style:font-family-generic-asian="system" style:font-pitch-asian="variable" style:font-size-asian="10pt" style:font-name-complex="Calibri Light" style:font-family-complex="'Calibri Light'" style:font-family-generic-complex="system" style:font-pitch-complex="variable" style:font-size-complex="12pt"/>
    </style:style>
    <style:style style:name="WW8Num1z0" style:family="paragraph">
      <style:text-properties style:font-name="Liberation Serif" fo:font-family="'Liberation Serif'" style:font-family-generic="roman" fo:font-size="11pt" style:font-name-asian="Tahoma1" style:font-family-asian="Tahoma" style:font-family-generic-asian="system" style:font-pitch-asian="variable" style:font-size-asian="11pt" style:font-name-complex="Calibri Light" style:font-family-complex="'Calibri Light'" style:font-family-generic-complex="system" style:font-pitch-complex="variable" style:font-size-complex="12pt"/>
    </style:style>
    <style:style style:name="Основной_20_текст_20_2" style:display-name="Основной текст 2" style:family="paragraph">
      <style:paragraph-properties fo:margin-top="0cm" fo:margin-bottom="0.374cm" style:contextual-spacing="false" fo:line-height="200%" fo:text-align="start" style:justify-single-word="false" style:writing-mode="lr-tb"/>
      <style:text-properties style:use-window-font-color="true" loext:opacity="0%"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сн" style:family="paragraph">
      <style:paragraph-properties fo:margin-left="0.706cm" fo:margin-top="0cm" fo:margin-bottom="0cm" style:contextual-spacing="false" style:line-height-at-least="0.353cm" fo:text-align="start" style:justify-single-word="false" style:writing-mode="lr-tb"/>
      <style:text-properties style:use-window-font-color="true" loext:opacity="0%" style:font-name="Arial" fo:font-family="Arial" style:font-family-generic="roman" fo:font-size="11pt" fo:font-weight="bold" style:font-name-asian="Tahoma1" style:font-family-asian="Tahoma" style:font-family-generic-asian="system" style:font-pitch-asian="variable" style:font-size-asian="11pt" style:font-weight-asian="bold" style:font-name-complex="Calibri Light" style:font-family-complex="'Calibri Light'" style:font-family-generic-complex="system" style:font-pitch-complex="variable" style:font-size-complex="12pt"/>
    </style:style>
    <style:style style:name="ill" style:family="paragraph">
      <style:paragraph-properties fo:margin-top="0cm" fo:margin-bottom="0cm" style:contextual-spacing="false" style:line-height-at-least="0.353cm" fo:text-align="start" style:justify-single-word="false" fo:text-indent="1.401cm" style:auto-text-indent="false" style:writing-mode="lr-tb"/>
      <style:text-properties style:use-window-font-color="true" loext:opacity="0%" style:font-name="Times New Roman" fo:font-family="'Times New Roman'" style:font-family-generic="roman" fo:font-size="8.5pt" style:font-name-asian="Tahoma1" style:font-family-asian="Tahoma" style:font-family-generic-asian="system" style:font-pitch-asian="variable" style:font-size-asian="8.5pt" style:font-name-complex="Calibri Light" style:font-family-complex="'Calibri Light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" fo:font-family="'Noto Sans'" style:font-family-generic="roman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fo:font-size="12pt" style:letter-kerning="true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ычный_7e_LT_7e_Gliederung_20_1" style:display-name="Обычный~LT~Gliederung 1" style:family="paragraph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>
      <style:paragraph-properties fo:margin-top="0.123cm" fo:margin-bottom="0cm" style:contextual-spacing="false" style:line-height-at-least="0.353cm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Обычный_7e_LT_7e_Titel" style:display-name="Обычный~LT~Titel" style:family="paragraph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2533c" loext:opacity="100%" style:text-outline="false" style:text-line-through-style="none" style:text-line-through-type="none" style:font-name="Noto Sans" fo:font-family="'Noto Sans'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34" loext:opacity="100%" style:text-outline="false" style:text-line-through-style="none" style:text-line-through-type="none" style:font-name="Noto Sans" fo:font-family="'Noto Sans'" style:font-family-generic="roman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Noto Sans" fo:font-family="'Noto Sans'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/>
    </style:style>
    <style:style style:name="Обычный_7e_LT_7e_Hintergrund" style:display-name="Обычный~LT~Hintergrund" style:family="paragraph">
      <style:paragraph-properties fo:text-align="center" style:justify-single-word="false"/>
      <style:text-properties style:font-name="Liberation Serif" fo:font-family="'Liberation Serif'" style:font-family-generic="roman" fo:font-size="12pt" style:font-name-asian="Tahoma1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2:09:31.803395460</meta:creation-date>
    <meta:editing-duration>PT7H55M32S</meta:editing-duration>
    <meta:editing-cycles>33</meta:editing-cycles>
    <meta:generator>LibreOffice/7.6.2.1$Linux_X86_64 LibreOffice_project/60$Build-1</meta:generator>
    <dc:title>Реферат ГОСТ</dc:title>
    <dc:date>2023-11-24T21:10:31.216082764</dc:date>
    <meta:document-statistic meta:table-count="1" meta:image-count="0" meta:object-count="2" meta:page-count="3" meta:paragraph-count="30" meta:word-count="143" meta:character-count="1117" meta:non-whitespace-character-count="1002"/>
    <meta:template xlink:type="simple" xlink:actuate="onRequest" xlink:title="Реферат ГОСТ" xlink:href="../../Шаблон%20Лабораторной.ott" meta:date="2023-10-27T02:09:30.960011098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|</mo>
        <mrow>
          <mrow>
            <mo fence="true" form="prefix" stretchy="false">(</mo>
            <mrow>
              <msub>
                <mi>R</mi>
                <mrow>
                  <mn>2</mn>
                  <mi>n</mi>
                </mrow>
              </msub>
            </mrow>
            <mo fence="true" form="postfix" stretchy="false">)</mo>
          </mrow>
        </mrow>
        <mo fence="true" form="postfix" stretchy="true">|</mo>
      </mrow>
      <mo stretchy="false">≈</mo>
      <mfrac>
        <mrow>
          <mo fence="true" form="prefix" stretchy="true">|</mo>
          <mrow>
            <mrow>
              <mo fence="true" form="prefix" stretchy="false">(</mo>
              <mrow>
                <mrow>
                  <msub>
                    <mi>I</mi>
                    <mi>n</mi>
                  </msub>
                  <mo stretchy="false">−</mo>
                  <msub>
                    <mi>I</mi>
                    <mrow>
                      <mn>2</mn>
                      <mi>n</mi>
                    </mrow>
                  </msub>
                </mrow>
              </mrow>
              <mo fence="true" form="postfix" stretchy="false">)</mo>
            </mrow>
          </mrow>
          <mo fence="true" form="postfix" stretchy="true">|</mo>
        </mrow>
        <mn>15</mn>
      </mfrac>
    </mrow>
    <annotation encoding="StarMath 5.0">abs(R_{2n}) approx frac {abs(I_n - I_{2n})} {15} 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row>
            <mn>0</mn>
            <mn>,4</mn>
          </mrow>
          <mrow>
            <mn>1</mn>
            <mn>,7</mn>
          </mrow>
        </munderover>
        <mfrac>
          <mrow>
            <mrow>
              <mi>x</mi>
              <mo stretchy="false">+</mo>
              <mn>2</mn>
            </mrow>
            <mn>,2</mn>
          </mrow>
          <msqrt>
            <mrow>
              <msup>
                <mi>x</mi>
                <mn>2</mn>
              </msup>
              <mo stretchy="false">+</mo>
              <mn>1</mn>
            </mrow>
          </msqrt>
        </mfrac>
      </mrow>
      <mi mathvariant="italic">dx</mi>
    </mrow>
    <annotation encoding="StarMath 5.0"> int from{0,4} to{1,7} frac {x+2,2} {sqrt{x^2 +1}} dx</annotation>
  </semantics>
</math>
</file>